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06.38pt" svg:y="252.03pt">
            <draw:object draw:notify-on-update-of-ranges="Sheet1.A6:Sheet1.A6 Sheet1.A7:Sheet1.A17 Sheet1.B6:Sheet1.B6 Sheet1.B7:Sheet1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9pt" svg:height="255.26pt" svg:x="40.56pt" svg:y="246.95pt">
            <draw:object draw:notify-on-update-of-ranges="Sheet1.A6:Sheet1.A6 Sheet1.A7:Sheet1.A17 Sheet1.C6:Sheet1.C6 Sheet1.C7:Sheet1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50 salads data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Hidden_size</text:p>
          </table:table-cell>
          <table:table-cell office:value-type="string" calcext:value-type="string">
            <text:p>Learner/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dam .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9275364875793" calcext:value-type="float">
            <text:p>1.09275364875793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68416463287659" calcext:value-type="float">
            <text:p>0.768416463287659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27046477794647" calcext:value-type="float">
            <text:p>1.27046477794647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866329193115234" calcext:value-type="float">
            <text:p>0.866329193115234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488085269927979" calcext:value-type="float">
            <text:p>0.488085269927979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583213448524475" calcext:value-type="float">
            <text:p>0.58321344852447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651097118854523" calcext:value-type="float">
            <text:p>0.651097118854523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495012611150742" calcext:value-type="float">
            <text:p>0.495012611150742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623953402042389" calcext:value-type="float">
            <text:p>0.623953402042389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845452785491943" calcext:value-type="float">
            <text:p>0.845452785491943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500608086585999" calcext:value-type="float">
            <text:p>0.500608086585999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4:45:01.089643107</meta:creation-date>
    <dc:date>2019-06-19T16:05:17.983398750</dc:date>
    <meta:editing-duration>PT19M25S</meta:editing-duration>
    <meta:editing-cycles>3</meta:editing-cycles>
    <meta:generator>LibreOffice/6.0.7.3$Linux_X86_64 LibreOffice_project/00m0$Build-3</meta:generator>
    <meta:document-statistic meta:table-count="1" meta:cell-count="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Sheet1.A6:Sheet1.B17" chart:data-source-has-labels="row" svg:x="0.32cm" svg:y="0.18cm" svg:width="13.275cm" svg:height="8.64cm">
          <chartooo:coordinate-region svg:x="1.047cm" svg:y="0.379cm" svg:width="12.1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17" chart:label-cell-address="Sheet1.B6:Sheet1.B6" chart:class="chart:scatter">
            <chart:domain table:cell-range-address="Sheet1.A7:Sheet1.A17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ss</text:p>
                <draw:g>
                  <svg:desc>Sheet1.B6:Sheet1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7:Sheet1.A17</svg:desc>
                </draw:g>
              </table:table-cell>
              <table:table-cell office:value-type="float" office:value="1.09275364875793">
                <text:p>1.09275364875793</text:p>
                <draw:g>
                  <svg:desc>Sheet1.B7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768416463287659">
                <text:p>0.768416463287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.27046477794647">
                <text:p>1.27046477794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866329193115234">
                <text:p>0.866329193115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488085269927979">
                <text:p>0.488085269927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583213448524475">
                <text:p>0.583213448524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651097118854523">
                <text:p>0.651097118854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495012611150742">
                <text:p>0.495012611150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623953402042389">
                <text:p>0.623953402042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845452785491943">
                <text:p>0.845452785491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500608086585999">
                <text:p>0.500608086585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legend chart:legend-position="end" svg:x="13.193cm" svg:y="4.204cm" style:legend-expansion="high" chart:style-name="ch2"/>
        <chart:plot-area chart:style-name="ch3" table:cell-range-address="Sheet1.A6:Sheet1.A17 Sheet1.C6:Sheet1.C17" chart:data-source-has-labels="row" svg:x="0.319cm" svg:y="0.18cm" svg:width="12.555cm" svg:height="8.646cm">
          <chartooo:coordinate-region svg:x="0.94cm" svg:y="0.38cm" svg:width="11.37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C17" chart:label-cell-address="Sheet1.C6:Sheet1.C6" chart:class="chart:scatter">
            <chart:domain table:cell-range-address="Sheet1.A7:Sheet1.A17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7:Sheet1.A17</svg:desc>
                </draw:g>
              </table:table-cell>
              <table:table-cell office:value-type="float" office:value="56">
                <text:p>56</text:p>
                <draw:g>
                  <svg:desc>Sheet1.C7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